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0">
      <style:paragraph-properties fo:margin-top="0in" fo:margin-bottom="0in" style:contextual-spacing="false"/>
    </style:style>
    <style:style style:name="P17" style:family="paragraph" style:parent-style-name="Text_20_body" style:list-style-name="L11"/>
    <style:style style:name="P18" style:family="paragraph" style:parent-style-name="Text_20_body" style:list-style-name="L11">
      <style:paragraph-properties fo:margin-top="0in" fo:margin-bottom="0in" style:contextual-spacing="false"/>
    </style:style>
    <style:style style:name="P19" style:family="paragraph" style:parent-style-name="Text_20_body" style:list-style-name="L12"/>
    <style:style style:name="P20" style:family="paragraph" style:parent-style-name="Text_20_body" style:list-style-name="L12">
      <style:paragraph-properties fo:margin-top="0in" fo:margin-bottom="0in" style:contextual-spacing="false"/>
    </style:style>
    <style:style style:name="P21" style:family="paragraph" style:parent-style-name="Title">
      <style:paragraph-properties fo:break-before="page"/>
    </style:style>
    <style:style style:name="T1" style:family="text">
      <style:text-properties officeooo:rsid="00098a2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d2194"/>
    </style:style>
    <style:style style:name="T5" style:family="text">
      <style:text-properties officeooo:rsid="000d5e75"/>
    </style:style>
    <style:style style:name="T6" style:family="text">
      <style:text-properties officeooo:rsid="000fd3b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ASINDE MULIRO UNIVERSITY OF SCIENCE AND TECHNOLOGY</text:span></text:p>
      <text:p text:style-name="Text_20_body"><text:span text:style-name="Strong_20_Emphasis">SCHOOL OF COMPUTING AND INFORMATICS</text:span></text:p>
      <text:p text:style-name="Text_20_body"><text:span text:style-name="Strong_20_Emphasis">DEPARTMENT OF COMPUTER SCIENCE</text:span></text:p>
      <text:p text:style-name="Text_20_body"><text:span text:style-name="Strong_20_Emphasis">PROJECT PROPOSAL</text:span></text:p>
      <text:p text:style-name="Text_20_body"><text:span text:style-name="Strong_20_Emphasis">Academic Year: 2023/2024</text:span></text:p>
      <text:p text:style-name="Text_20_body"><text:span text:style-name="Strong_20_Emphasis">Semester: Third Year, First Semester</text:span></text:p>
      <text:p text:style-name="Horizontal_20_Line"/>
      <text:p text:style-name="Text_20_body"><text:span text:style-name="Strong_20_Emphasis">Student Information:</text:span></text:p>
      <text:list text:style-name="L7">
        <text:list-item>
          <text:p text:style-name="P12"><text:span text:style-name="Strong_20_Emphasis">Name:</text:span> Michael Otieno Kasuku</text:p>
        </text:list-item>
        <text:list-item>
          <text:p text:style-name="P12"><text:span text:style-name="Strong_20_Emphasis">Registration Number:</text:span> COM/B/01-00162/2021</text:p>
        </text:list-item>
        <text:list-item>
          <text:p text:style-name="P12"><text:span text:style-name="Strong_20_Emphasis">Course Code:</text:span> BCS 326</text:p>
        </text:list-item>
        <text:list-item>
          <text:p text:style-name="P11"><text:span text:style-name="Strong_20_Emphasis">Course Title:</text:span> Computer Science Project I</text:p>
        </text:list-item>
      </text:list>
      <text:p text:style-name="Text_20_body"><text:span text:style-name="Strong_20_Emphasis">Supervisor:</text:span></text:p>
      <text:list text:style-name="L8">
        <text:list-item>
          <text:p text:style-name="P13"><text:span text:style-name="Strong_20_Emphasis">Dr. Dorothy Apondi Rambim</text:span></text:p>
        </text:list-item>
      </text:list>
      <text:p text:style-name="Text_20_body"><text:span text:style-name="Strong_20_Emphasis">Date Presented: 8th December, 2023</text:span></text:p>
      <text:p text:style-name="Text_20_body"><text:span text:style-name="Strong_20_Emphasis">Contact Information:</text:span></text:p>
      <text:list text:style-name="L9">
        <text:list-item>
          <text:p text:style-name="P14"><text:span text:style-name="Strong_20_Emphasis">Phone Number:</text:span> 0742644460</text:p>
        </text:list-item>
      </text:list>
      <text:p text:style-name="Horizontal_20_Line"/>
      <text:p text:style-name="Text_20_body"><text:span text:style-name="Strong_20_Emphasis">Project Title: VANTAGE - An Arcade Car Racing Game</text:span></text:p>
      <text:p text:style-name="Horizontal_20_Line"/>
      <text:p text:style-name="Text_20_body"><text:span text:style-name="Strong_20_Emphasis">BACKGROUND:</text:span></text:p>
      <text:p text:style-name="Text_20_body">The gaming industry has experienced significant growth, with a notable surge in the popularity of arcade-style car racing games. This project aims to develop an innovative and engaging PC-based arcade car racing game titled "VANTAGE."</text:p>
      <text:p text:style-name="Horizontal_20_Line"/>
      <text:p text:style-name="Text_20_body"><text:span text:style-name="Strong_20_Emphasis">PROBLEM STATEMENT:</text:span></text:p>
      <text:p text:style-name="Text_20_body">Despite the availability of various car racing games in the market, there is a persistent need for a unique and captivating arcade experience that integrates cutting-edge technologies and user-centric features. Current games lack certain elements that could enhance user immersion and overall gaming satisfaction. "VANTAGE" aims to address these gaps by offering a distinctive and feature-rich gaming experience.</text:p>
      <text:p text:style-name="Horizontal_20_Line"/>
      <text:p text:style-name="Text_20_body"><text:span text:style-name="Strong_20_Emphasis">OBJECTIVES:</text:span></text:p>
      <text:p text:style-name="Text_20_body">The primary objectives of the project are as follows:</text:p>
      <text:list text:style-name="L10">
        <text:list-item>
          <text:p text:style-name="P15"><text:span text:style-name="Strong_20_Emphasis">Game Development:</text:span></text:p>
          <text:list>
            <text:list-item>
              <text:p text:style-name="P16"><text:soft-page-break/>Design and implement a visually appealing and immersive PC-based arcade car racing game.</text:p>
            </text:list-item>
          </text:list>
        </text:list-item>
        <text:list-item>
          <text:p text:style-name="P15"><text:span text:style-name="Strong_20_Emphasis">Technology Stack:</text:span></text:p>
          <text:list>
            <text:list-item>
              <text:p text:style-name="P16">Utilize Python 3.9.2 and Pygame 2.5.2 for development.</text:p>
            </text:list-item>
            <text:list-item>
              <text:p text:style-name="P16">Implement version control using Git.</text:p>
            </text:list-item>
          </text:list>
        </text:list-item>
        <text:list-item>
          <text:p text:style-name="P15"><text:span text:style-name="Strong_20_Emphasis">Innovation Integration:</text:span></text:p>
          <text:list>
            <text:list-item>
              <text:p text:style-name="P16">Incorporate innovative features, such as virtual reality (VR) compatibility and dynamic weather conditions, to enhance the gaming experience.</text:p>
            </text:list-item>
          </text:list>
        </text:list-item>
        <text:list-item>
          <text:p text:style-name="P15"><text:span text:style-name="Strong_20_Emphasis">User-Centric Design:</text:span></text:p>
          <text:list>
            <text:list-item>
              <text:p text:style-name="P16">Prioritize user engagement by implementing intuitive controls, realistic physics, and a customizable user interface.</text:p>
            </text:list-item>
          </text:list>
        </text:list-item>
        <text:list-item>
          <text:p text:style-name="P15"><text:span text:style-name="Strong_20_Emphasis">Multiplayer Functionality:</text:span></text:p>
          <text:list>
            <text:list-item>
              <text:p text:style-name="P16">Integrate multiplayer capabilities to allow users to compete against each other, fostering a sense of community and healthy competition.</text:p>
            </text:list-item>
          </text:list>
        </text:list-item>
        <text:list-item>
          <text:p text:style-name="P15"><text:span text:style-name="Strong_20_Emphasis">Performance Optimization:</text:span></text:p>
          <text:list>
            <text:list-item>
              <text:p text:style-name="P16">Optimize the game for PC platforms, ensuring smooth gameplay across different devices and performance levels.</text:p>
            </text:list-item>
          </text:list>
        </text:list-item>
        <text:list-item>
          <text:p text:style-name="P15"><text:span text:style-name="Strong_20_Emphasis">Testing and Debugging:</text:span></text:p>
          <text:list>
            <text:list-item>
              <text:p text:style-name="P16">Conduct rigorous testing to identify and rectify any bugs or glitches, ensuring a seamless and enjoyable gaming experience.</text:p>
            </text:list-item>
          </text:list>
        </text:list-item>
        <text:list-item>
          <text:p text:style-name="P15"><text:span text:style-name="Strong_20_Emphasis">Licensing:</text:span></text:p>
          <text:list>
            <text:list-item>
              <text:p text:style-name="P16">License the game under the GNU Public License.</text:p>
            </text:list-item>
          </text:list>
        </text:list-item>
        <text:list-item>
          <text:p text:style-name="P15"><text:span text:style-name="Strong_20_Emphasis">Version Control:</text:span></text:p>
          <text:list>
            <text:list-item>
              <text:p text:style-name="P16">House the code in a private GitHub repository for version control and collaborative development.</text:p>
            </text:list-item>
          </text:list>
        </text:list-item>
        <text:list-item>
          <text:p text:style-name="P15"><text:span text:style-name="Strong_20_Emphasis">Installers:</text:span></text:p>
          <text:list>
            <text:list-item>
              <text:p text:style-name="P15">Store installers on a public GitHub repository for accessibility.</text:p>
            </text:list-item>
          </text:list>
        </text:list-item>
      </text:list>
      <text:p text:style-name="Horizontal_20_Line"/>
      <text:p text:style-name="Text_20_body"><text:span text:style-name="Strong_20_Emphasis">EXPECTED OUTCOMES:</text:span></text:p>
      <text:p text:style-name="Text_20_body">Upon successful completion of the project, the following outcomes are anticipated:</text:p>
      <text:list text:style-name="L11">
        <text:list-item>
          <text:p text:style-name="P18">A fully functional and visually stunning PC-based arcade car racing game, "VANTAGE."</text:p>
        </text:list-item>
        <text:list-item>
          <text:p text:style-name="P18">Integration of innovative features, setting the game apart from existing options.</text:p>
        </text:list-item>
        <text:list-item>
          <text:p text:style-name="P18">Positive user feedback and engagement, demonstrating the game's appeal and success.</text:p>
        </text:list-item>
        <text:list-item>
          <text:p text:style-name="P17">Valuable insights into game development processes, fostering a deeper understanding of software engineering principles.</text:p>
        </text:list-item>
      </text:list>
      <text:p text:style-name="Horizontal_20_Line"/>
      <text:p text:style-name="Text_20_body"><text:span text:style-name="Strong_20_Emphasis">PROJECT TIMELINE:</text:span></text:p>
      <text:p text:style-name="Text_20_body">The project is scheduled to be completed within a two-month duration, from January 2024 to February 2024.</text:p>
      <text:p text:style-name="Horizontal_20_Line"><text:soft-page-break/></text:p>
      <text:p text:style-name="Text_20_body"><text:span text:style-name="Strong_20_Emphasis">BUDGETARY REQUIREMENTS:</text:span></text:p>
      <text:p text:style-name="Text_20_body">The project budget will cover software development tools, licensing fees, and testing equipment related to Python 3.9.2, Pygame 2.5.2, and VR components.</text:p>
      <text:p text:style-name="Horizontal_20_Line"/>
      <text:p text:style-name="Text_20_body"><text:span text:style-name="Strong_20_Emphasis">DEVELOPMENT ENVIRONMENT:</text:span></text:p>
      <text:list text:style-name="L12">
        <text:list-item>
          <text:p text:style-name="P20"><text:span text:style-name="Strong_20_Emphasis">IDE:</text:span> Visual Studio Codium</text:p>
        </text:list-item>
        <text:list-item>
          <text:p text:style-name="P20"><text:span text:style-name="Strong_20_Emphasis">Operating System:</text:span> Parrot OS</text:p>
        </text:list-item>
        <text:list-item>
          <text:p text:style-name="P19"><text:span text:style-name="Strong_20_Emphasis">Development Machine:</text:span> Lenovo Laptop (RAM 4GB, Hard Disk 465 GB)</text:p>
        </text:list-item>
      </text:list>
      <text:p text:style-name="Horizontal_20_Line"/>
      <text:p text:style-name="Text_20_body"><text:span text:style-name="Strong_20_Emphasis">CONCLUSION:</text:span></text:p>
      <text:p text:style-name="Text_20_body">The development of "VANTAGE" aligns with the evolving landscape of the gaming industry, providing both a learning opportunity for the student and a valuable addition to the portfolio of the School of Computing and Informatics. The proposed project aims to deliver an exceptional PC-based arcade car racing game that not only entertains but also showcases the capabilities of our academic institution in fostering innovation and technological advancement.</text:p>
      <text:p text:style-name="Horizontal_20_Line"/>
      <text:p text:style-name="Text_20_body">This project proposal is hereby submitted for review and approval.</text:p>
      <text:p text:style-name="Text_20_body"><text:span text:style-name="T6">Yours Si</text:span>ncerely,</text:p>
      <text:p text:style-name="Text_20_body">Michael Otieno Kasuku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1:16:16.356477090</meta:creation-date>
    <meta:generator>LibreOffice/7.4.5.1$Linux_X86_64 LibreOffice_project/40$Build-1</meta:generator>
    <dc:date>2023-11-28T22:19:17.440562344</dc:date>
    <meta:editing-duration>PT1H2M56S</meta:editing-duration>
    <meta:editing-cycles>13</meta:editing-cycles>
    <meta:document-statistic meta:table-count="0" meta:image-count="0" meta:object-count="0" meta:page-count="3" meta:paragraph-count="63" meta:word-count="576" meta:character-count="3959" meta:non-whitespace-character-count="3480"/>
  </office:meta>
</office:document-meta>
</file>